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6.062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Assignment</text:p>
          </table:table-cell>
          <table:table-cell table:style-name="ce2" office:value-type="string" calcext:value-type="string">
            <text:p>Estimated Time (hours)</text:p>
          </table:table-cell>
          <table:table-cell table:style-name="ce3" office:value-type="string" calcext:value-type="string">
            <text:p>Actual Time (hou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Chatbo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1. Initial Meeting</text:p>
          </table:table-cell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note: times to nearest 1/2 hr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1.1.1 Define Project Theme</text:p>
          </table:table-cell>
          <table:table-cell office:value-type="string" calcext:value-type="string">
            <text:p>'’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1.2. Project Management Roles</text:p>
          </table:table-cell>
          <table:table-cell office:value-type="string" calcext:value-type="string">
            <text:p>'’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1.3 Logical Brainstoriming</text:p>
          </table:table-cell>
          <table:table-cell office:value-type="string" calcext:value-type="string">
            <text:p>'’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.2. Evaluate P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2.1. Review Roles</text:p>
          </table:table-cell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2.2. Project Description</text:p>
          </table:table-cell>
          <table:table-cell office:value-type="string" calcext:value-type="string">
            <text:p>Ale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2.3. SDLC Rationality</text:p>
          </table:table-cell>
          <table:table-cell office:value-type="string" calcext:value-type="string">
            <text:p>Nic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2.4. WBDS</text:p>
          </table:table-cell>
          <table:table-cell office:value-type="string" calcext:value-type="string">
            <text:p>Quinn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2.5. Gantt Chart</text:p>
          </table:table-cell>
          <table:table-cell office:value-type="string" calcext:value-type="string">
            <text:p>Paig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2.6. Close out PM Review</text:p>
          </table:table-cell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3. Desig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3.1. Review Project Requirements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3.2. Create Class Logic</text:p>
          </table:table-cell>
          <table:table-cell office:value-type="string" calcext:value-type="string">
            <text:p>Quin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3.3. Implement Basic Architechure</text:p>
          </table:table-cell>
          <table:table-cell office:value-type="string" calcext:value-type="string">
            <text:p>Quin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4. Functional Implement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5. Test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5.1. Limitation Analy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.5.2. Stress-Test Dialogu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.5.3. Complete 30-line ru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6. Final Revie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6.1. Review Documentation Qualit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06:08:30.672215135</meta:creation-date>
    <dc:date>2020-02-18T06:32:43.818905440</dc:date>
    <meta:editing-duration>PT8M32S</meta:editing-duration>
    <meta:editing-cycles>2</meta:editing-cycles>
    <meta:generator>LibreOffice/6.3.4.2.0$Linux_X86_64 LibreOffice_project/30$Build-2</meta:generator>
    <meta:document-statistic meta:table-count="1" meta:cell-count="48" meta:object-count="0"/>
  </office:meta>
</office:document-meta>
</file>